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1" draw:layer="layout" svg:width="1.524cm" svg:height="0.762cm" svg:x="5.969cm" svg:y="13.377cm">
          <text:p text:style-name="P1">S</text:p>
        </draw:ellipse>
        <draw:ellipse draw:style-name="gr1" draw:text-style-name="P2" draw:id="id2" draw:layer="layout" svg:width="1.524cm" svg:height="0.762cm" svg:x="9.779cm" svg:y="13.377cm">
          <text:p text:style-name="P1">I</text:p>
        </draw:ellipse>
        <draw:ellipse draw:style-name="gr1" draw:text-style-name="P2" draw:id="id3" draw:layer="layout" svg:width="1.524cm" svg:height="0.762cm" svg:x="13.589cm" svg:y="13.377cm">
          <text:p text:style-name="P1">R</text:p>
        </draw:ellipse>
        <draw:line draw:style-name="gr2" draw:text-style-name="P2" draw:layer="layout" svg:x1="4.444cm" svg:y1="13.777cm" svg:x2="5.968cm" svg:y2="13.777cm">
          <text:p/>
        </draw:line>
        <draw:connector draw:style-name="gr2" draw:text-style-name="P2" draw:layer="layout" draw:type="line" svg:x1="7.493cm" svg:y1="13.758cm" svg:x2="9.779cm" svg:y2="13.758cm" draw:start-shape="id1" draw:start-glue-point="1" draw:end-shape="id2" draw:end-glue-point="3">
          <text:p/>
        </draw:connector>
        <draw:connector draw:style-name="gr2" draw:text-style-name="P2" draw:layer="layout" draw:type="line" svg:x1="11.303cm" svg:y1="13.758cm" svg:x2="13.589cm" svg:y2="13.758cm" draw:start-shape="id2" draw:start-glue-point="1" draw:end-shape="id3" draw:end-glue-point="3">
          <text:p/>
        </draw:connector>
        <draw:connector draw:style-name="gr2" draw:text-style-name="P2" draw:layer="layout" draw:type="curve" draw:line-skew="-0.768cm" svg:x1="14.351cm" svg:y1="13.377cm" svg:x2="6.731cm" svg:y2="13.377cm" draw:start-shape="id3" draw:start-glue-point="0" draw:end-shape="id1" draw:end-glue-point="0">
          <text:p/>
        </draw:connector>
        <draw:line draw:style-name="gr2" draw:text-style-name="P2" draw:layer="layout" svg:x1="6.731cm" svg:y1="14.139cm" svg:x2="6.731cm" svg:y2="15.663cm">
          <text:p/>
        </draw:line>
        <draw:line draw:style-name="gr2" draw:text-style-name="P2" draw:layer="layout" svg:x1="10.541cm" svg:y1="14.139cm" svg:x2="10.541cm" svg:y2="15.663cm">
          <text:p/>
        </draw:line>
        <draw:line draw:style-name="gr2" draw:text-style-name="P2" draw:layer="layout" svg:x1="14.351cm" svg:y1="14.139cm" svg:x2="14.351cm" svg:y2="15.663cm">
          <text:p/>
        </draw:line>
        <draw:frame draw:style-name="gr3" draw:layer="layout" svg:width="1.001cm" svg:height="1.028cm" svg:x="8.016cm" svg:y="12.6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84cm" svg:height="0.52cm" svg:x="11.848cm" svg:y="13.19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78cm" svg:height="0.52cm" svg:x="10.001cm" svg:y="11.3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578cm" svg:height="0.52cm" svg:x="4.715cm" svg:y="13.24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637cm" svg:height="0.482cm" svg:x="6.856cm" svg:y="14.41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684cm" svg:height="0.482cm" svg:x="14.351cm" svg:y="14.41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1.569cm" svg:height="0.52cm" svg:x="10.541cm" svg:y="14.419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Julien Arino</meta:initial-creator>
    <meta:creation-date>2007-02-06T09:04:05</meta:creation-date>
    <dc:creator>Julien Arino</dc:creator>
    <dc:date>2007-02-06T09:16:24</dc:date>
    <dc:language>en-US</dc:language>
    <meta:editing-cycles>3</meta:editing-cycles>
    <meta:editing-duration>PT12M23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</math:mo>
      <math:mfrac>
        <math:mi math:fontstyle="italic">SI</math:mi>
        <math:mi>N</math:mi>
      </math:mfrac>
    </math:mrow>
    <math:annotation math:encoding="StarMath 5.0">%beta SI over N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</math:mo>
      <math:mi>I</math:mi>
    </math:mrow>
    <math:annotation math:encoding="StarMath 5.0">%gamma 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</math:mo>
      <math:mi>R</math:mi>
    </math:mrow>
    <math:annotation math:encoding="StarMath 5.0">%nu R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</math:mo>
    <math:annotation math:encoding="StarMath 5.0">%P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 math:fontstyle="italic">dS</math:mi>
    <math:annotation math:encoding="StarMath 5.0">d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 math:fontstyle="italic">dR</math:mi>
    <math:annotation math:encoding="StarMath 5.0">dR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i>d</math:mi>
          <math:mo math:stretchy="false"></math:mo>
          <math:mo math:stretchy="false"></math:mo>
        </math:mrow>
        <math:mo math:stretchy="false"></math:mo>
      </math:mrow>
      <math:mi>I</math:mi>
    </math:mrow>
    <math:annotation math:encoding="StarMath 5.0">(d+%delta)I</math:annotation>
  </math:semantics>
</math:math>
</file>